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2dac" officeooo:paragraph-rsid="00122dac"/>
    </style:style>
    <style:style style:name="P2" style:family="paragraph" style:parent-style-name="Standard">
      <style:text-properties officeooo:rsid="00122dac" officeooo:paragraph-rsid="0012f4dd"/>
    </style:style>
    <style:style style:name="P3" style:family="paragraph" style:parent-style-name="Standard">
      <style:text-properties officeooo:rsid="0012b0d2" officeooo:paragraph-rsid="0012b0d2"/>
    </style:style>
    <style:style style:name="P4" style:family="paragraph" style:parent-style-name="Standard">
      <style:text-properties officeooo:rsid="0012b0d2" officeooo:paragraph-rsid="00166c32"/>
    </style:style>
    <style:style style:name="P5" style:family="paragraph" style:parent-style-name="Standard">
      <style:text-properties officeooo:rsid="0012f4dd" officeooo:paragraph-rsid="0012f4dd"/>
    </style:style>
    <style:style style:name="P6" style:family="paragraph" style:parent-style-name="Standard">
      <style:text-properties fo:font-style="normal" officeooo:rsid="0012b0d2" officeooo:paragraph-rsid="0012b0d2" style:font-style-asian="normal" style:font-style-complex="normal"/>
    </style:style>
    <style:style style:name="P7" style:family="paragraph" style:parent-style-name="Standard">
      <style:text-properties fo:font-style="normal" officeooo:rsid="0012b0d2" officeooo:paragraph-rsid="00166c32" style:font-style-asian="normal" style:font-style-complex="normal"/>
    </style:style>
    <style:style style:name="P8" style:family="paragraph" style:parent-style-name="Standard">
      <style:text-properties fo:font-style="normal" officeooo:rsid="0013f532" officeooo:paragraph-rsid="0013f532" style:font-style-asian="normal" style:font-style-complex="normal"/>
    </style:style>
    <style:style style:name="P9" style:family="paragraph" style:parent-style-name="Standard">
      <style:text-properties fo:font-style="normal" officeooo:rsid="00166c32" officeooo:paragraph-rsid="00166c32" style:font-style-asian="normal" style:font-style-complex="normal"/>
    </style:style>
    <style:style style:name="P10" style:family="paragraph" style:parent-style-name="Standard">
      <style:text-properties officeooo:rsid="0014b72e" officeooo:paragraph-rsid="0014b72e"/>
    </style:style>
    <style:style style:name="P11" style:family="paragraph" style:parent-style-name="Standard">
      <style:text-properties officeooo:rsid="00122dac" officeooo:paragraph-rsid="00122dac"/>
    </style:style>
    <style:style style:name="P12" style:family="paragraph" style:parent-style-name="Standard">
      <style:text-properties officeooo:rsid="00122dac" officeooo:paragraph-rsid="00183619"/>
    </style:style>
    <style:style style:name="P13" style:family="paragraph" style:parent-style-name="Standard">
      <style:text-properties officeooo:rsid="00122dac" officeooo:paragraph-rsid="0018a0f8"/>
    </style:style>
    <style:style style:name="P14" style:family="paragraph" style:parent-style-name="Standard">
      <style:text-properties officeooo:rsid="00183619" officeooo:paragraph-rsid="0018361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6c32"/>
    </style:style>
    <style:style style:name="T3" style:family="text">
      <style:text-properties officeooo:rsid="00183619"/>
    </style:style>
    <style:style style:name="T4" style:family="text">
      <style:text-properties officeooo:rsid="0018a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fig du PC :</text:p>
      <text:p text:style-name="P5">Ouvir un terminal 'terminator'</text:p>
      <text:p text:style-name="P5">sudo ifconfig eth0 192.168.0.100</text:p>
      <text:p text:style-name="P2"/>
      <text:p text:style-name="P10">Redemarrer le server FTP :</text:p>
      <text:p text:style-name="P10">sudo /etc/init.d/pure-ftpd restart</text:p>
      <text:p text:style-name="P2"/>
      <text:p text:style-name="P1">1- connecter la board en USB &amp; Ethernet</text:p>
      <text:p text:style-name="P1">2- Lancer putty, ouvrir la config 'Calmaboard'</text:p>
      <text:p text:style-name="P1">- <text:span text:style-name="T3">connection → serial</text:span></text:p>
      <text:p text:style-name="P14">- Serial line tab → /dev/ttyUSB0</text:p>
      <text:p text:style-name="P14">- Speed → 115200</text:p>
      <text:p text:style-name="P1"/>
      <text:p text:style-name="P1">3- Dans l'interpreteur putty, entrer la commande 'busybox telnetd'</text:p>
      <text:p text:style-name="P1">4- Aller sur l'onglet activité, icône actif putty, click droit nouvelle fenetre.</text:p>
      <text:p text:style-name="P1">5- Ouvrir la config 'Calmaboard_telnet'</text:p>
      <text:p text:style-name="P12">- <text:span text:style-name="T3">connection → telnet</text:span></text:p>
      <text:p text:style-name="P12">- <text:span text:style-name="T3">port → 23</text:span></text:p>
      <text:p text:style-name="P13">- <text:span text:style-name="T4">Host name → 192.168.0.2</text:span></text:p>
      <text:p text:style-name="P1"/>
      <text:p text:style-name="P1">6- Login : root, pas de mot de passe</text:p>
      <text:p text:style-name="P1">7- Fermer la première fenetre putty.</text:p>
      <text:p text:style-name="P1"/>
      <text:p text:style-name="P3">Configuration de la board, dans l'éditeur putty :</text:p>
      <text:p text:style-name="P3">cd /home</text:p>
      <text:p text:style-name="P3">sh anc_init.sh</text:p>
      <text:p text:style-name="P3">sh anc_stop.sh</text:p>
      <text:p text:style-name="P3">cd /</text:p>
      <text:p text:style-name="P3">/home/RTFW_CALIB12 13 left.bin right.bin <text:s/>200 <text:s/><text:span text:style-name="T1"><text:s/>(cette commande <text:s/>lance le recording, 200 nombre de trames)</text:span></text:p>
      <text:p text:style-name="P6">sh /home/transfert.sh<text:tab/><text:tab/>(transfert les fichiers left.bin et right.bin sur le PC)</text:p>
      <text:p text:style-name="P6"/>
      <text:p text:style-name="P8">Lancer Audacity : </text:p>
      <text:p text:style-name="P8">Importer donnees brutes</text:p>
      <text:p text:style-name="P8"><text:tab/>-32 bits, little endian, 48000Hz, Mono</text:p>
      <text:p text:style-name="P8"/>
      <text:p text:style-name="P8">Un peu de gain et c'est bon !</text:p>
      <text:p text:style-name="P8"/>
      <text:p text:style-name="P8"/>
      <text:p text:style-name="P8"/>
      <text:p text:style-name="P9">Pour le CALL avec un telephone dans putty :</text:p>
      <text:p text:style-name="P4">cd /home</text:p>
      <text:p text:style-name="P7">sh anc_i<text:span text:style-name="T2">nit_passthrough.sh</text:span></text:p>
      <text:p text:style-name="P9">sh anc_start.sh</text:p>
      <text:p text:style-name="P9">busybox devmem 0x3000003C 32 0x1414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masound </meta:initial-creator>
    <meta:creation-date>2015-02-03T23:35:56.844991793</meta:creation-date>
    <dc:date>2015-03-26T04:48:20.470052481</dc:date>
    <dc:creator>Calmasound </dc:creator>
    <meta:editing-duration>PT2H30M13S</meta:editing-duration>
    <meta:editing-cycles>7</meta:editing-cycles>
    <meta:generator>LibreOffice/4.3.3.2$Linux_X86_64 LibreOffice_project/430m0$Build-2</meta:generator>
    <meta:document-statistic meta:table-count="0" meta:image-count="0" meta:object-count="0" meta:page-count="1" meta:paragraph-count="34" meta:word-count="184" meta:character-count="1114" meta:non-whitespace-character-count="957"/>
  </office:meta>
</office:document-meta>
</file>